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38c11b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rsid="001f20ca" officeooo:paragraph-rsid="00365ca2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2f98ea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1f20c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1f20ca" officeooo:paragraph-rsid="00365ca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365ca2" officeooo:paragraph-rsid="00365ca2" style:font-weight-asian="bold" style:font-weight-complex="bold"/>
    </style:style>
    <style:style style:name="P9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365ca2" officeooo:paragraph-rsid="00365ca2" style:font-weight-asian="bold" style:font-weight-complex="bold"/>
    </style:style>
    <style:style style:name="P10" style:family="paragraph" style:parent-style-name="Heading_20_2">
      <style:paragraph-properties fo:margin-top="0cm" fo:margin-bottom="0cm" loext:contextual-spacing="false"/>
      <style:text-properties style:font-name="Nimbus Sans L" officeooo:paragraph-rsid="002e40cf"/>
    </style:style>
    <style:style style:name="P11" style:family="paragraph" style:parent-style-name="Standard">
      <style:text-properties style:font-name="Nimbus Sans L" fo:font-size="12pt" officeooo:rsid="001d8b98" officeooo:paragraph-rsid="002b24f5" style:font-size-asian="12pt" style:font-size-complex="12pt"/>
    </style:style>
    <style:style style:name="P12" style:family="paragraph" style:parent-style-name="Standard">
      <style:text-properties style:font-name="Nimbus Sans L" fo:font-size="16pt" fo:font-weight="bold" officeooo:rsid="002b24f5" officeooo:paragraph-rsid="002b24f5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Nimbus Sans L" officeooo:rsid="0023af89" officeooo:paragraph-rsid="0023af89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officeooo:rsid="0024c2f8" officeooo:paragraph-rsid="00294f14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officeooo:rsid="0029c03d" officeooo:paragraph-rsid="0029c03d"/>
    </style:style>
    <style:style style:name="P16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1b1967" officeooo:paragraph-rsid="001b1967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officeooo:rsid="0021e7f6"/>
    </style:style>
    <style:style style:name="T4" style:family="text">
      <style:text-properties officeooo:rsid="0026b69d"/>
    </style:style>
    <style:style style:name="T5" style:family="text">
      <style:text-properties officeooo:rsid="0029c03d"/>
    </style:style>
    <style:style style:name="T6" style:family="text">
      <style:text-properties fo:font-weight="bold" officeooo:rsid="002b24f5" style:font-weight-asian="bold" style:font-weight-complex="bold"/>
    </style:style>
    <style:style style:name="T7" style:family="text">
      <style:text-properties style:text-position="0% 100%" fo:font-weight="bold" officeooo:rsid="00a65559" style:font-weight-asian="bold" style:font-weight-complex="bold"/>
    </style:style>
    <style:style style:name="T8" style:family="text">
      <style:text-properties style:text-position="0% 100%" fo:font-weight="normal" officeooo:rsid="00a65559" style:font-weight-asian="normal" style:font-weight-complex="normal"/>
    </style:style>
    <style:style style:name="T9" style:family="text">
      <style:text-properties officeooo:rsid="0037f01f"/>
    </style:style>
    <style:style style:name="T10" style:family="text">
      <style:text-properties officeooo:rsid="003c16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itle>Brummies Lookout - Red Cord Hike - V1.1</text:title></text:p>
      <text:p text:style-name="P7">Phil Shepherd – <text:span text:style-name="T10">May</text:span> 20<text:span text:style-name="T10">20</text:span></text:p>
      <text:p text:style-name="P2"/>
      <text:p text:style-name="P4"><text:span text:style-name="T6">MAP:<text:tab/><text:tab/><text:tab/></text:span>Brays Creek 9541-3S<text:line-break/><text:span text:style-name="T7">Grid Ref Zone:<text:tab/></text:span><text:span text:style-name="T8">MGRS </text:span><text:span text:style-name="T2">56JNP.</text:span></text:p>
      <text:p text:style-name="P5"/>
      <text:p text:style-name="P10"/>
      <text:p text:style-name="P9">Hike – Condowie Road to Brummies Lookou<text:span text:style-name="T9">t</text:span> via Volcano Road</text:p>
      <text:p text:style-name="P8"/>
      <text:p text:style-name="P3">An interesting 10km hike up Brummies Lookout <text:span text:style-name="T3">with</text:span> significant adventure.. <text:s/><text:span text:style-name="T3">G</text:span>ood views of Mount Warning <text:span text:style-name="T3">from the summit.</text:span></text:p>
      <text:p text:style-name="P3"/>
      <text:p text:style-name="P3">Reconnais<text:span text:style-name="T4">s</text:span>ance of the route is ESSENTIAL before taking youth members. <text:s/>The trail may become overgrown and is worth marking by tape in certain areas to avoid unnecessary back tracking.</text:p>
      <text:p text:style-name="P3"/>
      <text:p text:style-name="P6">There is good camping at Cutters Camp (190:53<text:span text:style-name="T3">5</text:span>) in Mebbin NP a short drive from the start of the walk.</text:p>
      <text:p text:style-name="P8"/>
      <text:list xml:id="list1296348652" text:style-name="L1">
        <text:list-item>
          <text:p text:style-name="P13">Hike starts at locked gate on Condowie Road (213 566)</text:p>
        </text:list-item>
        <text:list-item>
          <text:p text:style-name="P14">Head East (trending North) , 1.5Km along Condowie Road to junction with (the VERY overgrown) Volcano Road (224 574).</text:p>
        </text:list-item>
        <text:list-item>
          <text:p text:style-name="P14">Head East (trending South) 2Km along Volcano Road, which follows the contour line. Parts of this track are overgrown, but since it was once a forestry track it’s easy to follow. <text:s/>There is a (sign posted!) junction heading of<text:span text:style-name="T10">f</text:span> to <text:span text:style-name="T10">the</text:span> South at 231 566. The end of Volcano Road is the obvious ridge line at 237 567.</text:p>
        </text:list-item>
        <text:list-item>
          <text:p text:style-name="P14">Head North West, <text:span text:style-name="T5">1Km to the summit at 231 573. <text:s/>Take care, there is a huge drop off to the right. Close to the summit this track gets very steep, with some danger of dislodging rocks on people following.</text:span></text:p>
        </text:list-item>
        <text:list-item>
          <text:p text:style-name="P15">Enjoy the view (but beware of the big cliffs to the East)</text:p>
        </text:list-item>
        <text:list-item>
          <text:p text:style-name="P15">Descend North 0.5Km to the junction with Brummies Road (231 577). <text:s/>This track is much more obvious than the ascent – but still has a dangerous drop off to the right.</text:p>
        </text:list-item>
        <text:list-item>
          <text:p text:style-name="P15">Head North along Brummies Road 2Km to the junction with Condowie Road (227 586). <text:s/>This is a forestry track.</text:p>
        </text:list-item>
        <text:list-item>
          <text:p text:style-name="P15">Head South (eventually trending West) along Condowie Road 3Km to the start of the walk). <text:s/>This is a very clear forestry track.</text:p>
        </text:list-item>
      </text:list>
      <text:p text:style-name="P11"/>
      <text:p text:style-name="P12">Contacts</text:p>
      <text:p text:style-name="P11">02 6670 8600 (8.30am-4.30pm Monday to Friday) -131555 at weekends – Ranger is Josh Sla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38c11b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rummies Lookout - Red Cord Hike - V1.1</text:title><text:tab/><text:span text:style-name="MT1">Page </text:span><text:span text:style-name="MT1"><text:page-number text:select-page="current">1</text:page-number></text:span><text:span text:style-name="MT1">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20-05-26T16:58:01.796772381</dc:date>
    <meta:editing-duration>PT2H41M44S</meta:editing-duration>
    <meta:editing-cycles>29</meta:editing-cycles>
    <dc:title>Brummies Lookout - Red Cord Hike - V1.1</dc:title>
    <meta:document-statistic meta:table-count="0" meta:image-count="0" meta:object-count="0" meta:page-count="1" meta:paragraph-count="18" meta:word-count="339" meta:character-count="1868" meta:non-whitespace-character-count="1541"/>
  </office:meta>
</office:document-meta>
</file>